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c389" officeooo:paragraph-rsid="000bc389"/>
    </style:style>
    <style:style style:name="P2" style:family="paragraph" style:parent-style-name="Standard">
      <style:text-properties officeooo:rsid="000d2a23" officeooo:paragraph-rsid="000d2a23"/>
    </style:style>
    <style:style style:name="P3" style:family="paragraph" style:parent-style-name="Standard">
      <style:text-properties style:text-underline-style="solid" style:text-underline-width="auto" style:text-underline-color="font-color" officeooo:rsid="000ebbbd" officeooo:paragraph-rsid="000ebbbd"/>
    </style:style>
    <style:style style:name="P4" style:family="paragraph" style:parent-style-name="Standard">
      <style:text-properties style:text-underline-style="solid" style:text-underline-width="auto" style:text-underline-color="font-color" officeooo:rsid="0011436e" officeooo:paragraph-rsid="0011436e"/>
    </style:style>
    <style:style style:name="P5" style:family="paragraph" style:parent-style-name="Standard">
      <style:text-properties style:text-underline-style="solid" style:text-underline-width="auto" style:text-underline-color="font-color" officeooo:rsid="001452a1" officeooo:paragraph-rsid="001452a1"/>
    </style:style>
    <style:style style:name="P6" style:family="paragraph" style:parent-style-name="Standard">
      <style:text-properties style:text-underline-style="solid" style:text-underline-width="auto" style:text-underline-color="font-color" officeooo:rsid="0016807f" officeooo:paragraph-rsid="0016807f"/>
    </style:style>
    <style:style style:name="P7" style:family="paragraph" style:parent-style-name="Standard">
      <style:text-properties style:text-underline-style="solid" style:text-underline-width="auto" style:text-underline-color="font-color" officeooo:rsid="0016807f" officeooo:paragraph-rsid="001898ad"/>
    </style:style>
    <style:style style:name="P8" style:family="paragraph" style:parent-style-name="Standard">
      <style:text-properties style:text-underline-style="solid" style:text-underline-width="auto" style:text-underline-color="font-color" officeooo:rsid="0016807f" officeooo:paragraph-rsid="0018c5d5"/>
    </style:style>
    <style:style style:name="P9" style:family="paragraph" style:parent-style-name="Standard">
      <style:text-properties style:text-underline-style="solid" style:text-underline-width="auto" style:text-underline-color="font-color" officeooo:rsid="001a57ef" officeooo:paragraph-rsid="001a57ef"/>
    </style:style>
    <style:style style:name="P10" style:family="paragraph" style:parent-style-name="Standard">
      <style:text-properties style:text-underline-style="solid" style:text-underline-width="auto" style:text-underline-color="font-color" officeooo:rsid="001b70d0" officeooo:paragraph-rsid="001b70d0"/>
    </style:style>
    <style:style style:name="P11" style:family="paragraph" style:parent-style-name="Standard">
      <style:text-properties style:text-underline-style="solid" style:text-underline-width="auto" style:text-underline-color="font-color" officeooo:rsid="001be21b" officeooo:paragraph-rsid="001be21b"/>
    </style:style>
    <style:style style:name="P12" style:family="paragraph" style:parent-style-name="Standard">
      <style:text-properties style:text-underline-style="solid" style:text-underline-width="auto" style:text-underline-color="font-color" officeooo:rsid="001c2302" officeooo:paragraph-rsid="001c2302"/>
    </style:style>
    <style:style style:name="P13" style:family="paragraph" style:parent-style-name="Standard">
      <style:text-properties style:text-underline-style="solid" style:text-underline-width="auto" style:text-underline-color="font-color" officeooo:rsid="001cc696" officeooo:paragraph-rsid="001cc69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2d6d"/>
    </style:style>
    <style:style style:name="T3" style:family="text">
      <style:text-properties style:text-underline-style="none" officeooo:rsid="001084ea"/>
    </style:style>
    <style:style style:name="T4" style:family="text">
      <style:text-properties style:text-underline-style="none" officeooo:rsid="0011436e"/>
    </style:style>
    <style:style style:name="T5" style:family="text">
      <style:text-properties style:text-underline-style="none" officeooo:rsid="0012a163"/>
    </style:style>
    <style:style style:name="T6" style:family="text">
      <style:text-properties style:text-underline-style="none" officeooo:rsid="0016807f"/>
    </style:style>
    <style:style style:name="T7" style:family="text">
      <style:text-properties style:text-underline-style="none" officeooo:rsid="001898ad"/>
    </style:style>
    <style:style style:name="T8" style:family="text">
      <style:text-properties style:text-underline-style="none" officeooo:rsid="0018c5d5"/>
    </style:style>
    <style:style style:name="T9" style:family="text">
      <style:text-properties style:text-underline-style="none" officeooo:rsid="001a57ef"/>
    </style:style>
    <style:style style:name="T10" style:family="text">
      <style:text-properties style:text-underline-style="none" officeooo:rsid="001b70d0"/>
    </style:style>
    <style:style style:name="T11" style:family="text">
      <style:text-properties style:text-underline-style="none" officeooo:rsid="001c2302"/>
    </style:style>
    <style:style style:name="T12" style:family="text">
      <style:text-properties style:text-underline-style="none" officeooo:rsid="001cc696"/>
    </style:style>
    <style:style style:name="T13" style:family="text">
      <style:text-properties style:text-underline-style="none" officeooo:rsid="001dac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30/18</text:p>
      <text:p text:style-name="P1"/>
      <text:p text:style-name="P2">-Question: How to implement “undo” in code</text:p>
      <text:p text:style-name="P2"/>
      <text:p text:style-name="P2">-Granularity at the word level </text:p>
      <text:p text:style-name="P2"/>
      <text:p text:style-name="P3">Stacks</text:p>
      <text:p text:style-name="P3"><text:span text:style-name="T1"/></text:p>
      <text:p text:style-name="P3"><text:span text:style-name="T1">- New items are added to </text:span><text:span text:style-name="T2">and removed from </text:span><text:span text:style-name="T1">the top of the stack</text:span></text:p>
      <text:p text:style-name="P3"><text:span text:style-name="T1">- </text:span><text:span text:style-name="T2">Used in search algorithms. Used in depth first search algos</text:span></text:p>
      <text:p text:style-name="P3"><text:span text:style-name="T2"/></text:p>
      <text:p text:style-name="P3"><text:span text:style-name="T2">-</text:span><text:span text:style-name="T3">Eerything in this class are based on two data structures:</text:span></text:p>
      <text:p text:style-name="P3"><text:span text:style-name="T3">* vectors: </text:span><text:span text:style-name="T4">array (contiguous set of mem addresses)</text:span></text:p>
      <text:p text:style-name="P3"><text:span text:style-name="T3">* linked lists: </text:span><text:span text:style-name="T4">list of non contiguous data</text:span></text:p>
      <text:p text:style-name="P3"><text:span text:style-name="T3"/></text:p>
      <text:p text:style-name="P4"><text:span text:style-name="T3">-</text:span><text:span text:style-name="T1">stacks can be implimented using eithe</text:span><text:span text:style-name="T5">r</text:span></text:p>
      <text:p text:style-name="P4"><text:span text:style-name="T5">* when implimented, we must decide where the top is</text:span></text:p>
      <text:p text:style-name="P4"><text:span text:style-name="T5"/></text:p>
      <text:p text:style-name="P5"><text:span text:style-name="T5">P</text:span><text:span text:style-name="T1">seudocode for vector-based stack w/ top being elemenet 0</text:span></text:p>
      <text:p text:style-name="P5"><text:span text:style-name="T1">* Push:&gt;</text:span></text:p>
      <text:p text:style-name="P5"><text:span text:style-name="T1"><text:tab/><text:tab/>for(int x = size-1; x &gt; 0; i--)</text:span></text:p>
      <text:p text:style-name="P5"><text:span text:style-name="T1"><text:tab/><text:tab/><text:tab/>stack[i] = stack[i-1]</text:span></text:p>
      <text:p text:style-name="P5"><text:span text:style-name="T1"><text:tab/><text:tab/>stack[0] = new_item</text:span></text:p>
      <text:p text:style-name="P6"><text:span text:style-name="T1">&lt;</text:span></text:p>
      <text:p text:style-name="P5"><text:span text:style-name="T1">*</text:span><text:span text:style-name="T6">Pop:&gt;</text:span></text:p>
      <text:p text:style-name="P5"><text:span text:style-name="T6"><text:tab/><text:tab/>result = stack[0]</text:span></text:p>
      <text:p text:style-name="P5"><text:span text:style-name="T6"><text:tab/><text:tab/>for(int x=0; x &lt; size – 1; x++)</text:span></text:p>
      <text:p text:style-name="P5"><text:span text:style-name="T6"><text:tab/><text:tab/><text:tab/>stack[x] = stack[x+1]</text:span></text:p>
      <text:p text:style-name="P6"><text:span text:style-name="T1">&lt;</text:span></text:p>
      <text:p text:style-name="P6"><text:span text:style-name="T1">Pseudocode for vector based stack w/ top at last element</text:span></text:p>
      <text:p text:style-name="P6"><text:span text:style-name="T1">*Push:&gt;</text:span></text:p>
      <text:p text:style-name="P6"><text:span text:style-name="T1"><text:tab/><text:tab/>stack[size] = new_item</text:span></text:p>
      <text:p text:style-name="P6"><text:span text:style-name="T1"><text:tab/><text:tab/>size++</text:span></text:p>
      <text:p text:style-name="P6"><text:span text:style-name="T1">&lt;</text:span></text:p>
      <text:p text:style-name="P6"><text:span text:style-name="T1">*Pop:&gt;</text:span></text:p>
      <text:p text:style-name="P6"><text:span text:style-name="T1"><text:tab/><text:tab/>result = stack[size-1]</text:span></text:p>
      <text:p text:style-name="P6"><text:span text:style-name="T1"><text:tab/><text:tab/>size--</text:span></text:p>
      <text:p text:style-name="P6"><text:span text:style-name="T1">&lt;<text:line-break/></text:span></text:p>
      <text:p text:style-name="P7"><text:span text:style-name="T1">- </text:span><text:span text:style-name="T7">Evidently from our pseudocode, it’s always more effectie to implement a stack with the top and the last element. O(1) vs O(N)</text:span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oft-page-break/><text:span text:style-name="T8">PseudoCode for linked list stack w/ top @ first element</text:span></text:p>
      <text:p text:style-name="P8"><text:span text:style-name="T7">*</text:span><text:span text:style-name="T9">Push:&gt;</text:span></text:p>
      <text:p text:style-name="P8"><text:span text:style-name="T9"><text:tab/><text:tab/>box = new box(new_item)</text:span></text:p>
      <text:p text:style-name="P8"><text:span text:style-name="T9"><text:tab/><text:tab/>box→next = _front</text:span></text:p>
      <text:p text:style-name="P8"><text:span text:style-name="T9"><text:tab/><text:tab/>_front = box</text:span></text:p>
      <text:p text:style-name="P9"><text:span text:style-name="T1">&lt;</text:span></text:p>
      <text:p text:style-name="P9"><text:span text:style-name="T1">*</text:span><text:span text:style-name="T10">Pop:&gt;</text:span></text:p>
      <text:p text:style-name="P9"><text:span text:style-name="T10"><text:tab/><text:tab/>result = _front→value</text:span></text:p>
      <text:p text:style-name="P9"><text:span text:style-name="T10"><text:tab/><text:tab/>old_front = _front</text:span></text:p>
      <text:p text:style-name="P9"><text:span text:style-name="T10"><text:tab/><text:tab/>_front = _front→next</text:span></text:p>
      <text:p text:style-name="P9"><text:span text:style-name="T10"><text:tab/><text:tab/>delete old_front</text:span></text:p>
      <text:p text:style-name="P10"><text:span text:style-name="T1">&lt;</text:span></text:p>
      <text:p text:style-name="P10"><text:span text:style-name="T1"/></text:p>
      <text:p text:style-name="P11"><text:span text:style-name="T1">Pseudocode for linked list w/ top @ last element </text:span></text:p>
      <text:p text:style-name="P11"><text:span text:style-name="T1">*</text:span><text:span text:style-name="T11">Push:&gt;</text:span></text:p>
      <text:p text:style-name="P11"><text:span text:style-name="T11"><text:tab/><text:tab/>current = _front</text:span></text:p>
      <text:p text:style-name="P11"><text:span text:style-name="T11"><text:tab/><text:tab/>while current→next != nullptr;</text:span></text:p>
      <text:p text:style-name="P11"><text:span text:style-name="T11"><text:tab/><text:tab/><text:tab/>current = current→next</text:span></text:p>
      <text:p text:style-name="P11"><text:span text:style-name="T11"><text:tab/><text:tab/>box = new box(new_item)</text:span></text:p>
      <text:p text:style-name="P11"><text:span text:style-name="T11"><text:tab/><text:tab/>current→next = box</text:span></text:p>
      <text:p text:style-name="P12"><text:span text:style-name="T1">&lt;</text:span></text:p>
      <text:p text:style-name="P12"><text:span text:style-name="T1">*Pop:&gt;</text:span></text:p>
      <text:p text:style-name="P12"><text:span text:style-name="T1"><text:tab/><text:tab/>current = _front</text:span></text:p>
      <text:p text:style-name="P12"><text:span text:style-name="T1"><text:tab/><text:tab/>prev = current</text:span></text:p>
      <text:p text:style-name="P12"><text:span text:style-name="T1"><text:tab/><text:tab/>while current→next != nullptr:</text:span></text:p>
      <text:p text:style-name="P12"><text:span text:style-name="T1"><text:tab/><text:tab/><text:tab/>prev = current</text:span></text:p>
      <text:p text:style-name="P12"><text:span text:style-name="T1"><text:tab/><text:tab/><text:tab/>current = current→next</text:span></text:p>
      <text:p text:style-name="P12"><text:span text:style-name="T1"><text:tab/><text:tab/>value = current→value</text:span></text:p>
      <text:p text:style-name="P12"><text:span text:style-name="T1"><text:tab/><text:tab/>delete current</text:span></text:p>
      <text:p text:style-name="P12"><text:span text:style-name="T1"><text:tab/><text:tab/>prev→next <text:s/>= nullptr</text:span></text:p>
      <text:p text:style-name="P13"><text:span text:style-name="T1">&lt;</text:span></text:p>
      <text:p text:style-name="P13"><text:span text:style-name="T1">- </text:span><text:span text:style-name="T13">The algorithm is more efficient when top is @ first element </text:span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9:00:49.865744914</meta:creation-date>
    <meta:generator>LibreOffice/5.4.4.2$Linux_X86_64 LibreOffice_project/40m0$Build-2</meta:generator>
    <dc:date>2018-01-30T09:44:47.980670156</dc:date>
    <meta:editing-duration>PT43M49S</meta:editing-duration>
    <meta:editing-cycles>19</meta:editing-cycles>
    <meta:document-statistic meta:table-count="0" meta:image-count="0" meta:object-count="0" meta:page-count="2" meta:paragraph-count="63" meta:word-count="269" meta:character-count="1567" meta:non-whitespace-character-count="1291"/>
  </office:meta>
</office:document-meta>
</file>